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2"/>
    <style:style style:name="P3" style:family="paragraph" style:parent-style-name="Standard">
      <style:text-properties officeooo:rsid="0009cc60" officeooo:paragraph-rsid="000af002"/>
    </style:style>
    <style:style style:name="P4" style:family="paragraph" style:parent-style-name="Standard">
      <style:text-properties officeooo:rsid="0009cc60" officeooo:paragraph-rsid="000c8dfd"/>
    </style:style>
    <style:style style:name="P5" style:family="paragraph" style:parent-style-name="Standard">
      <style:text-properties officeooo:rsid="0009cc60" officeooo:paragraph-rsid="000e3415"/>
    </style:style>
    <style:style style:name="P6" style:family="paragraph" style:parent-style-name="Standard">
      <style:text-properties officeooo:rsid="0009cc60" officeooo:paragraph-rsid="001a29d5"/>
    </style:style>
    <style:style style:name="P7" style:family="paragraph" style:parent-style-name="Standard">
      <style:text-properties officeooo:rsid="0009cc60" officeooo:paragraph-rsid="001b107a"/>
    </style:style>
    <style:style style:name="P8" style:family="paragraph" style:parent-style-name="Standard">
      <style:text-properties officeooo:rsid="000c8dfd" officeooo:paragraph-rsid="000c8dfd"/>
    </style:style>
    <style:style style:name="P9" style:family="paragraph" style:parent-style-name="Standard">
      <style:text-properties officeooo:rsid="0016f52c" officeooo:paragraph-rsid="0016f52c"/>
    </style:style>
    <style:style style:name="P10" style:family="paragraph" style:parent-style-name="Standard">
      <style:paragraph-properties fo:margin-left="0.75in" fo:margin-right="0in" fo:text-indent="0in" style:auto-text-indent="false"/>
    </style:style>
    <style:style style:name="P11" style:family="paragraph" style:parent-style-name="Standard" style:master-page-name="Standard">
      <style:paragraph-properties fo:text-align="center" style:justify-single-word="false" style:page-number="auto"/>
      <style:text-properties officeooo:rsid="0009cc60" officeooo:paragraph-rsid="0009cc60"/>
    </style:style>
    <style:style style:name="P12" style:family="paragraph" style:parent-style-name="Header">
      <style:text-properties officeooo:rsid="0009b22e" officeooo:paragraph-rsid="0009b22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tyle="italic" fo:font-weight="bold" style:font-style-asian="italic" style:font-weight-asian="bold"/>
    </style:style>
    <style:style style:name="T3" style:family="text">
      <style:text-properties officeooo:rsid="0009b22e"/>
    </style:style>
    <style:style style:name="T4" style:family="text">
      <style:text-properties officeooo:rsid="000af002"/>
    </style:style>
    <style:style style:name="T5" style:family="text">
      <style:text-properties officeooo:rsid="000e3415"/>
    </style:style>
    <style:style style:name="T6" style:family="text">
      <style:text-properties officeooo:rsid="001848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Critical Design Review (CDR)</text:span></text:p>
      <text:p text:style-name="Standard"/>
      <text:p text:style-name="P6">This project will design and implement a Smarthome lighting and ceiling fan control system. <text:span text:style-name="T4">Controls will allow light fixtures to vary their brightness in a dimmable fashion, and ceiling fans driven by single-phase AC induction motors will be speed controllable.</text:span></text:p>
      <text:p text:style-name="P6"/>
      <text:p text:style-name="P6"><text:span text:style-name="T4">Control messages will be sent wirelessly. The wireless communication will be using the Zigbee Mesh protocol. Xbee Series 2 modules will be used, in API mode and with built-in encryption capability enabled. </text:span></text:p>
      <text:p text:style-name="P6"/>
      <text:p text:style-name="P4"><text:span text:style-name="T4">Wall “switch” controls will be small LCD touchscreens, communicating with the items they control via wireless command messaging. The LCD will allow the user to select a room, and then which target item in that room to view current status of, or to change it's state. (ie. The selected item in the selected room will get brighter, dimmer, slower, faster, etc.)</text:span></text:p>
      <text:p text:style-name="P4"/>
      <text:p text:style-name="P4"><text:span text:style-name="T4">The target items being controlled will use a microcontroller as the Zigbee command receiver. Dimmable light fixtures or speed-controllable motor-driven target items will use a common Triac-based circuit to control the target as desired by the user. </text:span></text:p>
      <text:p text:style-name="P3"/>
      <text:p text:style-name="P3"><text:span text:style-name="T4">A central computer server will log events, control “vacation mode” away events, and act as a gateway for automatic and manual controls sent from <text:s/>distant control devices carried by the home residents. This server will also act as the Zigbee wireless network “coordinator” node, in charge of the Zigbee mesh network. This server will also have an LCD touchscreen panel for </text:span></text:p>
      <text:p text:style-name="P3"/>
      <text:p text:style-name="P8">Android smartphones will offer both automatic and manual controls sent via the Linux server, and also a way to remotely view the server's log data in text form. Current status of the home targets will be visible in a GUI which mimics that seen on the LCD touchscreen wall “switches”. <text:span text:style-name="T6">The mobile devices will primarily use a GPS based geofence to indicate whether the user is home or away. An alternative control method will be with the use of NFC tags at the front door of the home, so the user can manually swipe his or her mobile device across a tag to manually indicate that they are leaving or returning home. These two control capabilities allow the server to automatically enter and leave an automated, quasi-random “vacation mode”, where it will turn lights on and off at reasonable times to emulate the residents being home for added security from burgulars.</text:span></text:p>
      <text:p text:style-name="P8"/>
      <text:p text:style-name="P7"><text:span text:style-name="T4">This project will also be designed to allow future expansion, with possibility to add new kinds of target items to control and new types of controls. The intention is to complete a project comparable to popular X-10 systems, but which will send control commands wirelessly instead of signaling over power line. Some example ideas for future additions are garage doors, electronic entry door locks, thermostat HVAC environment control, or safety shutoff for electrics ovens or lab </text:span><text:soft-page-break/><text:span text:style-name="T4">soldering stations, in case you forget to turn them off when you leave home, but these examples are not included in this semester's project effort.</text:span></text:p>
      <text:p text:style-name="P8"/>
      <text:p text:style-name="P8">While the ideal would be for the wall “switch” controls to fit into a standard Decora ™ <text:s/>wallplate and housing gang area, <text:span text:style-name="T5">and target controls would fit into common ceiling fan wiring canopies or other light fixture wiring boxes, </text:span>this project <text:span text:style-name="T5">during the semester</text:span> will be made using prototyping computing and interface boards, which will not cleanly fit such common switch housing, and so will not implement a cosmetic ideal. <text:span text:style-name="T5">To cosmetically fit into the popular housings would require custom PCB design and assembly to compact the various components used, as well as alternate choice of LCD touch panel of proper size, which may not be supported by the intended Arduino code libraries available, and require software porting to make use of. These additional tasks are beyond the scope of this semester's effort to create a working prototype.</text:span></text:p>
      <text:p text:style-name="P3"/>
      <text:p text:style-name="P5"/>
      <text:p text:style-name="P5"/>
      <text:p text:style-name="P9"/>
      <text:p text:style-name="P9"/>
      <text:p text:style-name="P9"/>
      <text:p text:style-name="P3"/>
      <text:list xml:id="list2899530267693994937" text:style-name="WWNum1">
        <text:list-item>
          <text:p text:style-name="P1">Project description</text:p>
          <text:list>
            <text:list-item>
              <text:p text:style-name="P1">High level description of project</text:p>
            </text:list-item>
            <text:list-item>
              <text:p text:style-name="P1">Brief description of how your project fits into a larger system, if applicable</text:p>
            </text:list-item>
            <text:list-item>
              <text:p text:style-name="P1">Capabilities</text:p>
            </text:list-item>
            <text:list-item>
              <text:p text:style-name="P1">Limitations</text:p>
            </text:list-item>
          </text:list>
        </text:list-item>
        <text:list-item>
          <text:p text:style-name="P1">Functional description</text:p>
          <text:list>
            <text:list-item>
              <text:p text:style-name="P1">Functional block diagrams, and or</text:p>
            </text:list-item>
            <text:list-item>
              <text:p text:style-name="P1">State machines, and or</text:p>
            </text:list-item>
            <text:list-item>
              <text:p text:style-name="P1">Architectural diagrams</text:p>
            </text:list-item>
          </text:list>
        </text:list-item>
        <text:list-item>
          <text:p text:style-name="P1">Interface descriptions</text:p>
          <text:list>
            <text:list-item>
              <text:p text:style-name="P1">Internal (within your project)</text:p>
            </text:list-item>
            <text:list-item>
              <text:p text:style-name="P1">External (to elements you don’t control, such as public internet or partner project)</text:p>
            </text:list-item>
          </text:list>
        </text:list-item>
        <text:list-item>
          <text:p text:style-name="P1">Material and resource requirements</text:p>
          <text:list>
            <text:list-item>
              <text:p text:style-name="P1">Everything you need to complete the project</text:p>
              <text:list>
                <text:list-item>
                  <text:p text:style-name="P1">Development tools</text:p>
                  <text:list>
                    <text:list-item>
                      <text:p text:style-name="P1">Any special build, or installation, instructions</text:p>
                    </text:list-item>
                  </text:list>
                </text:list-item>
                <text:list-item>
                  <text:p text:style-name="P1">Test equipment</text:p>
                </text:list-item>
                <text:list-item>
                  <text:p text:style-name="P1">Knowledge base</text:p>
                </text:list-item>
                <text:list-item>
                  <text:p text:style-name="P1">consumables</text:p>
                </text:list-item>
              </text:list>
            </text:list-item>
            <text:list-item>
              <text:p text:style-name="P1">Where its coming from?</text:p>
            </text:list-item>
            <text:list-item>
              <text:p text:style-name="P1">When is it available?</text:p>
            </text:list-item>
            <text:list-item>
              <text:p text:style-name="P1">Items expected of you by other students (team projects)</text:p>
            </text:list-item>
          </text:list>
        </text:list-item>
        <text:list-item>
          <text:p text:style-name="P1">Development Plan and Schedule</text:p>
          <text:list>
            <text:list-item>
              <text:p text:style-name="P1"><text:soft-page-break/>Approach</text:p>
            </text:list-item>
            <text:list-item>
              <text:p text:style-name="P1">Order of development</text:p>
            </text:list-item>
            <text:list-item>
              <text:p text:style-name="P1">Milestones &amp; schedule</text:p>
            </text:list-item>
            <text:list-item>
              <text:p text:style-name="P1">For team projects</text:p>
              <text:list>
                <text:list-item>
                  <text:p text:style-name="P1">Clear delineation of responsibilities &amp; dependencies </text:p>
                </text:list-item>
                <text:list-item>
                  <text:p text:style-name="P1">Clear description of interfaces</text:p>
                </text:list-item>
                <text:list-item>
                  <text:p text:style-name="P1">Integration and test plan</text:p>
                </text:list-item>
              </text:list>
            </text:list-item>
            <text:list-item>
              <text:p text:style-name="P1">Risk</text:p>
              <text:list>
                <text:list-item>
                  <text:p text:style-name="P1">Identify known risk areas</text:p>
                </text:list-item>
                <text:list-item>
                  <text:p text:style-name="P1">Present mitigation plan</text:p>
                </text:list-item>
                <text:list-item>
                  <text:p text:style-name="P1">Does schedule reflect risk areas?</text:p>
                </text:list-item>
              </text:list>
            </text:list-item>
          </text:list>
        </text:list-item>
        <text:list-item>
          <text:p text:style-name="P1">References</text:p>
          <text:list>
            <text:list-item>
              <text:p text:style-name="P1">Reuse of existing material encouraged, as in real life.</text:p>
            </text:list-item>
            <text:list-item>
              <text:p text:style-name="P1">Cite all existing work that will be used in your project</text:p>
            </text:list-item>
          </text:list>
        </text:list-item>
        <text:list-item>
          <text:p text:style-name="P1">Assembly instructions (final project document only)</text:p>
          <text:list>
            <text:list-item>
              <text:p text:style-name="P1">Instructions to set up development environment</text:p>
            </text:list-item>
            <text:list-item>
              <text:p text:style-name="P1">Describe basic steps to assemble from scratch (i.e. bare metal rebuild)</text:p>
            </text:list-item>
          </text:list>
        </text:list-item>
        <text:list-item>
          <text:p text:style-name="P1">Performance and measurement data (final project document only)</text:p>
          <text:list>
            <text:list-item>
              <text:p text:style-name="P1">Provide screen shots, test data, measurement data as necessary to show functionality of each subsection, and of the entire system.</text:p>
            </text:list-item>
          </text:list>
        </text:list-item>
      </text:list>
      <text:p text:style-name="P10"/>
      <text:p text:style-name="Standard"/>
      <text:p text:style-name="Standard">After the PDR, this document will evolve into your CDR document and then later to the document which satisfies the documentation requirements for this course. <text:s/>It is a living document which will evolve and grow as your project progresses. Both CDR and final document should address, at least, the items outlined above. <text:s/>The evolutionary cycle is outlined below.</text:p>
      <text:p text:style-name="Standard"/>
      <text:list xml:id="list2872333505685400022" text:style-name="WWNum2">
        <text:list-item>
          <text:p text:style-name="P2">The PDR presentation (MS PowePoint Brief) is a high level description of your project.</text:p>
        </text:list-item>
        <text:list-item>
          <text:p text:style-name="P2">The PDR charts will become the CDR design document (MS Word format), which is a more detailed version that includes any changes you might have made since the PDR. <text:s text:c="2"/><text:span text:style-name="T2">The CDR doc should contain narrative for each section.</text:span> <text:s/>You will submit this document, but will not present it to the class.</text:p>
        </text:list-item>
        <text:list-item>
          <text:p text:style-name="P2">After CDR submittal, the remainder of the course will be dedicated to development. <text:s/>The development activity will be documented for inclusion in the project document. <text:s/>The CDR document will be updated to reflect changes and expanded to include assembly and performance data. </text:p>
        </text:list-item>
        <text:list-item>
          <text:p text:style-name="P2">The final project document should provide enough detail that any of your peers could modify/improve/incorporate your design without interacting with you.</text:p>
        </text:list-item>
      </text:list>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letter-kerning="true" style:font-size-asian="12pt" style:font-name-complex="Arial1" style:font-family-complex="Arial" style:font-family-generic-complex="system" style:font-pitch-complex="variable" style:font-size-complex="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letter-kerning="true" style:font-size-asian="12pt" style:font-name-complex="Arial1" style:font-family-complex="Arial" style:font-family-generic-complex="system" style:font-pitch-complex="variable" style:font-size-complex="16pt"/>
    </style:style>
    <style:style style:name="Footer_20_Char" style:display-name="Footer Char" style:family="text" style:parent-style-name="Default_20_Paragraph_20_Font">
      <style:text-properties style:font-name="Arial" fo:font-family="Arial" style:font-family-generic="roman" style:font-pitch="variable" fo:font-size="12pt" style:letter-kerning="true"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09b22e" officeooo:paragraph-rsid="0009b22e"/>
    </style:style>
    <style:style style:name="MT1" style:family="text">
      <style:text-properties officeooo:rsid="0009b22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525.743 <text:span text:style-name="MT1">Fall</text:span> 201<text:span text:style-name="MT1">5<text:tab/>Critical Design Review (CDR)</text:span></text:p>
        <text:p text:style-name="MP1">Bill Toner<text:tab/>Smarthome Lighting and Fan Control</text:p>
        <text:p text:style-name="MP1"/>
      </style:header>
      <style:footer>
        <text:p text:style-name="Footer"><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25</dc:title>
    <meta:initial-creator>Jeff Houser</meta:initial-creator>
    <meta:editing-cycles>17</meta:editing-cycles>
    <meta:creation-date>2014-02-03T01:52:00</meta:creation-date>
    <dc:date>2015-09-24T23:51:41.030000000</dc:date>
    <meta:editing-duration>PT1H14M5S</meta:editing-duration>
    <meta:generator>LibreOffice/4.2.0.4$Windows_x86 LibreOffice_project/05dceb5d363845f2cf968344d7adab8dcfb2ba71</meta:generator>
    <meta:document-statistic meta:table-count="0" meta:image-count="0" meta:object-count="0" meta:page-count="4" meta:paragraph-count="59" meta:word-count="1080" meta:character-count="6600" meta:non-whitespace-character-count="5611"/>
    <meta:user-defined meta:name="AppVersion">12.0000</meta:user-defined>
    <meta:user-defined meta:name="Company">Adelphi Laboratory Ce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